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7"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style:font-size-asian="9pt" style:font-size-complex="9pt"/>
    </style:style>
    <style:style style:name="T3" style:family="text">
      <style:text-properties fo:color="#454545" fo:font-size="9pt" fo:font-weight="bold" style:font-size-asian="9pt" style:font-weight-asian="bold" style:font-size-complex="9pt"/>
    </style:style>
    <style:style style:name="T4" style:family="text">
      <style:text-properties fo:color="#454545" fo:font-size="9pt" fo:font-style="italic" style:font-size-asian="9pt" style:font-style-asian="italic"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illy Guide to Debugging</text:span></text:p>
      <text:p text:style-name="P1"/>
      <text:p text:style-name="P1"/>
      <text:p text:style-name="Standard"><text:span text:style-name="T2">Debugging is a tool used by programmers to find exactly what isn’t working and how to fix it. These issues usually come in 3 forms:</text:span></text:p>
      <text:p text:style-name="P1"/>
      <text:list xml:id="list1444242761" text:style-name="WWNum1">
        <text:list-item>
          <text:p text:style-name="P2"><text:span text:style-name="T2">syntax error that prevents program from running</text:span></text:p>
        </text:list-item>
        <text:list-item>
          <text:p text:style-name="P4"><text:span text:style-name="T2">runtime error when code fails to execute or has unexpected behavior</text:span></text:p>
        </text:list-item>
        <text:list-item>
          <text:p text:style-name="P5"><text:span text:style-name="T2">semantic (logical) error when code doesn’t do what its meant to</text:span></text:p>
        </text:list-item>
      </text:list>
      <text:p text:style-name="P1"/>
      <text:p text:style-name="P1"/>
      <text:p text:style-name="Standard"><text:span text:style-name="T3">console.log( )</text:span><text:span text:style-name="T2"> = prints the output of whats within its parentheses to the console.</text:span></text:p>
      <text:p text:style-name="Standard"><text:span text:style-name="T2">Using this method at strategic points in the code can show the intermediate values of variables.</text:span></text:p>
      <text:p text:style-name="P1"/>
      <text:p text:style-name="Standard"><text:span text:style-name="T3">console.clear( )</text:span><text:span text:style-name="T2"> = clears the console if environment allows it.</text:span></text:p>
      <text:p text:style-name="P1"/>
      <text:p text:style-name="Standard"><text:span text:style-name="T2">…………………………………………………………………………………….</text:span></text:p>
      <text:p text:style-name="P1"/>
      <text:p text:style-name="P1"/>
      <text:p text:style-name="Standard"><text:span text:style-name="T3">typeof</text:span><text:span text:style-name="T2"> = checks data structure, or type, of variable. This is useful in debugging when working on multiple data types.</text:span></text:p>
      <text:p text:style-name="Standard"><text:span text:style-name="T2"><text:s/></text:span></text:p>
      <text:p text:style-name="Standard"><text:span text:style-name="T2">Examples of typeof :</text:span></text:p>
      <text:p text:style-name="P1"/>
      <text:p text:style-name="Standard"><text:span text:style-name="T2">console.log(typeof “ “);<text:tab/></text:span><text:span text:style-name="T4">// outputs “string</text:span></text:p>
      <text:p text:style-name="Standard"><text:span text:style-name="T2">console.log(typeof 0);<text:tab/></text:span><text:span text:style-name="T4">// outputs “number</text:span></text:p>
      <text:p text:style-name="Standard"><text:span text:style-name="T2">console.log(typeof [ ]);<text:tab/></text:span><text:span text:style-name="T4">// outputs “object”</text:span></text:p>
      <text:p text:style-name="Standard"><text:soft-page-break/><text:span text:style-name="T2">console.log(typeof { });<text:tab/></text:span><text:span text:style-name="T4">// outputs “object”</text:span></text:p>
      <text:p text:style-name="P1"/>
      <text:p text:style-name="P1"/>
      <text:p text:style-name="Standard"><text:span text:style-name="T2">console.log(typeof variable)</text:span></text:p>
      <text:p text:style-name="P1"/>
      <text:p text:style-name="Standard"><text:span text:style-name="T2">…………………………………………………………………………………………………….</text:span></text:p>
      <text:p text:style-name="P1"/>
      <text:p text:style-name="P1"/>
      <text:p text:style-name="Standard"><text:span text:style-name="T3">Misspelled Variables and Function Names</text:span></text:p>
      <text:p text:style-name="P1"/>
      <text:p text:style-name="Standard"><text:span text:style-name="T2">Transposed, missing or mis-capitalized characters in a variable or function name will have the browser looking for an object that doesn’t exist, and complain in the form of a reference error. JS variable and function names are case-sensitive</text:span></text:p>
      <text:p text:style-name="P1"/>
      <text:p text:style-name="Standard"><text:span text:style-name="T2">Fixing these errors is simply fixing the spelling mistake.</text:span></text:p>
      <text:p text:style-name="P1"/>
      <text:p text:style-name="P1"/>
      <text:p text:style-name="Standard"><text:span text:style-name="T3">Unclosed Parentheses, Brackets, Braces &amp; Quotes</text:span></text:p>
      <text:p text:style-name="P1"/>
      <text:p text:style-name="Standard"><text:span text:style-name="T2">An error will occur when an open parentheses, bracket or quote is left unclosed. This can be fixed by simply closing the bracket.</text:span></text:p>
      <text:p text:style-name="P1"/>
      <text:p text:style-name="Standard"><text:span text:style-name="T2">One way to avoid this mistake is to immediately close the character as soon as it is opened.</text:span></text:p>
      <text:p text:style-name="P1"/>
      <text:p text:style-name="Standard"><text:span text:style-name="T2">When a function or method doesn’t take any arguments, it is easy to forget to include the empty parentheses when calling it. This error can be detected by logging variable values to the console ad seeing that on is set to a function reference, instead of the expected value the function returns.</text:span></text:p>
      <text:p text:style-name="P1"/>
      <text:p text:style-name="P1"/>
      <text:p text:style-name="Standard"><text:span text:style-name="T3">Mixed Usage of Single and Double Quotes</text:span></text:p>
      <text:p text:style-name="P1"/>
      <text:p text:style-name="Standard"><text:soft-page-break/><text:span text:style-name="T2">JS allows use of both single </text:span><text:span text:style-name="T3">( ‘ )</text:span><text:span text:style-name="T2"> and double </text:span><text:span text:style-name="T3">( “ )</text:span><text:span text:style-name="T2"> quotes to declare a string.</text:span></text:p>
      <text:p text:style-name="Standard"><text:span text:style-name="T2">It is possible to only use 1 style of quotes, escaping the quotes inside the string using backslash </text:span><text:span text:style-name="T3">( \ )</text:span><text:span text:style-name="T2">.</text:span></text:p>
      <text:p text:style-name="P1"/>
      <text:p text:style-name="Standard"><text:span text:style-name="T2">Fixing this error is simply adding the the correct quote where it is needed.</text:span></text:p>
      <text:p text:style-name="P1"/>
      <text:p text:style-name="P1"/>
      <text:p text:style-name="Standard"><text:span text:style-name="T3">Arguments Passed in the Wrong Order</text:span></text:p>
      <text:p text:style-name="P1"/>
      <text:p text:style-name="Standard"><text:span text:style-name="T2">When a functions arguments are supplied in the wrong order, some problems can occur.</text:span></text:p>
      <text:list xml:id="list3427811749" text:style-name="WWNum2">
        <text:list-item>
          <text:p text:style-name="P3"><text:span text:style-name="T2">If the arguments are the same type (all integers, for example), the logic of the code won’t make sense</text:span></text:p>
        </text:list-item>
        <text:list-item>
          <text:p text:style-name="P6"><text:span text:style-name="T2">If the arguments are different types (one array, one integer), this will likely cause a runtime error</text:span></text:p>
        </text:list-item>
      </text:list>
      <text:p text:style-name="P1"/>
      <text:p text:style-name="P1"/>
      <text:p text:style-name="Standard"><text:span text:style-name="T3">Off By One Errors (OBOE)</text:span></text:p>
      <text:p text:style-name="P1"/>
      <text:p text:style-name="Standard"><text:span text:style-name="T2">These types of errors can appear when trying to target a specific index of a string or array (to slice or access a segment), or when looping over the indices of them.</text:span></text:p>
      <text:p text:style-name="Standard"><text:span text:style-name="T2">JS Indexing always starts at 0, not 1, meaning the last index is always one less than the length of the item. Trying to access an index equal to the length will cause the program to throw an </text:span><text:span text:style-name="T4">“index out of range”</text:span><text:span text:style-name="T2"> reference error or print </text:span><text:span text:style-name="T3">undefined</text:span><text:span text:style-name="T2">.</text:span></text:p>
      <text:p text:style-name="P1"/>
      <text:p text:style-name="P1"/>
      <text:p text:style-name="Standard"><text:span text:style-name="T3">Reinitializing Variables Inside a Loop</text:span></text:p>
      <text:p text:style-name="P1"/>
      <text:p text:style-name="Standard"><text:span text:style-name="T2">Sometimes it's necessary to save information, increment counters, or re-set variables within a loop. A potential issue is when variables either should be reinitialized, and aren't, or vice versa. This is particularly dangerous if you accidentally reset the variable being used for the terminal condition, causing an infinite loop.</text:span></text:p>
      <text:p text:style-name="P1"/>
      <text:p text:style-name="P1"/>
      <text:p text:style-name="Standard"><text:span text:style-name="T3">Prevent Infinite Loops with Valid Terminal Condition</text:span></text:p>
      <text:p text:style-name="P1"/>
      <text:p text:style-name="Standard"><text:soft-page-break/><text:span text:style-name="T3">Infinite Loops</text:span><text:span text:style-name="T2"> (AAAAAAAHHHHHHHHH) can cause many problems, such as freezing/crashing the browser, or causing general program execution mayhem.</text:span></text:p>
      <text:p text:style-name="Standard"><text:span text:style-name="T2">Loops need a terminal condition to end the loop.</text:span></text:p>
      <text:p text:style-name="P1"/>
      <text:p text:style-name="P1"/>
      <text:p text:style-name="Standard"><text:span text:style-name="T4">function myFunc() {</text:span></text:p>
      <text:p text:style-name="Standard"><text:span text:style-name="T4"><text:s text:c="2"/>for (let i = 1; i != 4; i += 2) {</text:span></text:p>
      <text:p text:style-name="Standard"><text:span text:style-name="T4"><text:s text:c="4"/>console.log("Still going!");</text:span></text:p>
      <text:p text:style-name="Standard"><text:span text:style-name="T4"><text:s text:c="2"/>}</text:span></text:p>
      <text:p text:style-name="Standard"><text:span text:style-name="T4">}</text:span></text:p>
      <text:p text:style-name="P1"/>
      <text:p text:style-name="Standard"><text:span text:style-name="T2">The code above is an example of an </text:span><text:span text:style-name="T3">Infinite Loop</text:span><text:span text:style-name="T2">. This is because</text:span><text:span text:style-name="T3"> i </text:span><text:span text:style-name="T2">will never meet the condition </text:span><text:span text:style-name="T3">i != 4</text:span><text:span text:style-name="T2">, as the 2nd iteration would be </text:span><text:span text:style-name="T3">i = 3</text:span><text:span text:style-name="T2">, and the 3rd would be </text:span><text:span text:style-name="T3">i = 5</text:span><text:span text:style-name="T2">.</text:span></text:p>
      <text:p text:style-name="Standard"><text:span text:style-name="T2">This can be fixed by changing the condition.</text:span></text:p>
      <text:p text:style-name="P1"/>
      <text:p text:style-name="Standard"><text:span text:style-name="T4">function myFunc() {</text:span></text:p>
      <text:p text:style-name="Standard"><text:span text:style-name="T4"><text:s text:c="2"/>for (let i = 1; i &lt;= 4; i += 2) {</text:span></text:p>
      <text:p text:style-name="Standard"><text:span text:style-name="T4"><text:s text:c="4"/>console.log("Still going!");</text:span></text:p>
      <text:p text:style-name="Standard"><text:span text:style-name="T4"><text:s text:c="2"/>}</text:span></text:p>
      <text:p text:style-name="Standard"><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3" meta:word-count="679" meta:character-count="3953" meta:non-whitespace-character-count="3314"/>
    <meta:generator>LibreOfficeDev/6.0.5.2$Linux_X86_64 LibreOffice_project/</meta:generator>
  </office:meta>
</office:document-meta>
</file>